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37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asEN</text:p>
          </table:table-cell>
          <table:table-cell office:value-type="string" calcext:value-type="string">
            <text:p>SpaCy</text:p>
          </table:table-cell>
        </table:table-row>
        <table:table-row table:style-name="ro2">
          <table:table-cell office:value-type="string" calcext:value-type="string">
            <text:p>&lt;s&gt;Valve : de nouveaux &lt;event&gt;jeux&lt;/event&gt; annoncés &lt;time&gt;après &lt;unit&gt;'&lt;/unit&gt;&lt;/time&gt;&lt;extent&gt;&lt;measure type="duration" unit="années"&gt;plusieurs années&lt;/measure&gt;&lt;/extent&gt;' (time.date.rel) sans sorties &lt;date when="2018-03-09"&gt;9 mars 2018&lt;/date&gt; (time.date.abs).&lt;/s&gt;</text:p>
          </table:table-cell>
          <table:table-cell table:style-name="ce2" office:value-type="string" calcext:value-type="string">
            <text:p>Valve ORG</text:p>
          </table:table-cell>
        </table:table-row>
        <table:table-row table:style-name="ro3">
          <table:table-cell office:value-type="string" calcext:value-type="string">
            <text:p>&lt;s&gt;Le M&lt;measure type="duration" quantity="5" unit="S"&gt;5S&lt;/measure&gt; (org.ent) se présente généralement comme anti-système et œuvre pour la mise en place d'un revenu universel , la baisse de l'impôt sur le revenu, la couverture des coûts de garde des enfants et la mise en place de traités bilatéraux pour rapatrier les clandestins.&lt;/s&gt; </text:p>
          </table:table-cell>
          <table:table-cell/>
        </table:table-row>
        <table:table-row table:style-name="ro4">
          <table:table-cell office:value-type="string" calcext:value-type="string">
            <text:p>&lt;s&gt;Le mandat d'arrêt européen lancé à son encontre &lt;date when="2017-11-02"&gt;le 2 novembre 2017&lt;/date&gt; alors qu'il était en Belgique, avait été retiré '&lt;date when="-12-05"&gt;le 5 décembre&lt;/date&gt;' (time.date.abs), car 'la &lt;org type="administrative"&gt;justice&lt;/org&gt; espagnole' (org.adm) craignait que 'les juges belges' (func.coll) refusent de retenir les chefs d'inculpation, affaiblissant le dossier.&lt;/s&gt; &lt;s&gt;&lt;date when="1952--"&gt;En 1952&lt;/date&gt;, il fonde sa maison de couture.&lt;/s&gt;</text:p>
          </table:table-cell>
          <table:table-cell office:value-type="string" calcext:value-type="string">
            <text:p>Belgique LOC</text:p>
          </table:table-cell>
        </table:table-row>
        <table:table-row table:style-name="ro5">
          <table:table-cell office:value-type="string" calcext:value-type="string">
            <text:p>&lt;s&gt;Puis, il s'est agressé &lt;time&gt;à &lt;unit&gt;'&lt;/unit&gt;&lt;val&gt;un&lt;/val&gt;&lt;/time&gt; groupe de CRS' (pers.coll) qui étaient en train de terminer leur footing.&lt;/s&gt;</text:p>
          </table:table-cell>
          <table:table-cell office:value-type="string" calcext:value-type="string">
            <text:p>CRS ORG</text:p>
          </table:table-cell>
        </table:table-row>
        <table:table-row table:style-name="ro3">
          <table:table-cell office:value-type="string" calcext:value-type="string">
            <text:p>&lt;s&gt;&lt;date&gt;La semaine dernière&lt;/date&gt;, le &lt;placeName&gt;Royaume-Uni&lt;/placeName&gt; a déjà expulsé 23 diplomates russes. – &lt;extent&gt;&lt;measure type="duration" unit="mois"&gt;Quelques mois&lt;/measure&gt; après&lt;/extent&gt; le réseau social Facebook , Google renforce le contrôle des publicités diffusées sur AdWords , son service de régie publicitaire.&lt;/s&gt; </text:p>
          </table:table-cell>
          <table:table-cell office:value-type="string" calcext:value-type="string">
            <text:p>Facebook MISC</text:p>
            <text:p>Google ORG</text:p>
            <text:p>AdWords MISC</text:p>
          </table:table-cell>
        </table:table-row>
        <table:table-row table:style-name="ro6">
          <table:table-cell office:value-type="string" calcext:value-type="string">
            <text:p>&lt;s&gt;Les forces de défense et de sécurité burkinabés ont riposté, abattant les 8 assaillants et en capturant 2.&lt;/s&gt; </text:p>
          </table:table-cell>
          <table:table-cell/>
        </table:table-row>
        <table:table-row table:style-name="ro1">
          <table:table-cell office:value-type="string" calcext:value-type="string">
            <text:p>&lt;s&gt;Valve recommence à publier des &lt;event&gt;jeux&lt;/event&gt;.&lt;/s&gt;</text:p>
          </table:table-cell>
          <table:table-cell office:value-type="string" calcext:value-type="string">
            <text:p>Valve ORG</text:p>
          </table:table-cell>
        </table:table-row>
        <table:table-row table:style-name="ro4">
          <table:table-cell office:value-type="string" calcext:value-type="string">
            <text:p>&lt;s&gt;Plus de cinquante wikimédien.ne.s provenant de plusieurs pays africains, Algérie , Égypte , Cameroun , Nigéria etc. – Le &lt;geogName&gt;&lt;geogFeat&gt;Glacier&lt;/geogFeat&gt; Perito&lt;/geogName&gt; Moreno classé au Patrimoine &lt;event&gt;mondial&lt;/event&gt; de l'&lt;ref type="bibl"&gt;UNESCO [1]&lt;/ref&gt; est sur le point de s’effondrer.&lt;/s&gt; </text:p>
          </table:table-cell>
          <table:table-cell office:value-type="string" calcext:value-type="string">
            <text:p>Algérie LOC</text:p>
            <text:p>Egypte LOC</text:p>
            <text:p>Cameroun LOC</text:p>
            <text:p>Nigéria LOC</text:p>
            <text:p>Glacier Perito LOC</text:p>
            <text:p>Patrimoine mondial de l’ ORG</text:p>
            <text:p>UNESCO ORG</text:p>
          </table:table-cell>
        </table:table-row>
        <table:table-row table:style-name="ro5">
          <table:table-cell office:value-type="string" calcext:value-type="string">
            <text:p>&lt;s&gt;Il s'agit d'un homme marocain de &lt;measure type="duration" quantity="26" unit="ans"&gt;26 ans&lt;/measure&gt; qui aurait déclaré agir au nom de Daesh .&lt;/s&gt;</text:p>
          </table:table-cell>
          <table:table-cell office:value-type="string" calcext:value-type="string">
            <text:p>Daesh LOC</text:p>
          </table:table-cell>
        </table:table-row>
        <table:table-row table:style-name="ro5">
          <table:table-cell office:value-type="string" calcext:value-type="string">
            <text:p>&lt;s&gt;La rentrée atmosphérique de Tiangong-1 (prod.object) intéresse particulièrement 'l'agence européenne' (org.ent), mais aussi les autres agences spatiales.&lt;/s&gt;</text:p>
          </table:table-cell>
          <table:table-cell/>
        </table:table-row>
        <table:table-row table:style-name="ro2">
          <table:table-cell office:value-type="string" calcext:value-type="string">
            <text:p>&lt;s&gt;La présence, dans leurs &lt;org type="local"&gt;laboratoires&lt;/org&gt;, d'&lt;measure type="duration" quantity="un" unit="'"&gt;un '&lt;/measure&gt;rover jumeau de Curiosity' (prod.objet, name) leur a permis de réaliser plusieurs tentatives sans risquer d'endommager l'original.&lt;/s&gt; &lt;s&gt;Lire aussi :&lt;/s&gt; </text:p>
          </table:table-cell>
          <table:table-cell office:value-type="string" calcext:value-type="string">
            <text:p>Curiosity MISC</text:p>
          </table:table-cell>
        </table:table-row>
        <table:table-row table:style-name="ro1">
          <table:table-cell office:value-type="string" calcext:value-type="string">
            <text:p>&lt;s&gt;NASA :&lt;/s&gt; </text:p>
          </table:table-cell>
          <table:table-cell office:value-type="string" calcext:value-type="string">
            <text:p>NASA ORG</text:p>
          </table:table-cell>
        </table:table-row>
        <table:table-row table:style-name="ro6">
          <table:table-cell office:value-type="string" calcext:value-type="string">
            <text:p>&lt;s&gt;Nouveau retard pour &lt;prod.obj&gt;le télescope spatial &lt;name&gt;James Webb&lt;name&gt;&lt;prod.obj&gt;.</text:p>
          </table:table-cell>
          <table:table-cell office:value-type="string" calcext:value-type="string">
            <text:p>James Webb PER</text:p>
          </table:table-cell>
        </table:table-row>
        <table:table-row table:style-name="ro7">
          <table:table-cell office:value-type="string" calcext:value-type="string">
            <text:p>– &lt;extent&gt;&lt;measure type="duration" quantity="Sept" unit="ans"&gt;Sept ans&lt;/measure&gt; après&lt;/extent&gt; le tsunami et l' Accident nucléaire de &lt;placeName&gt;Fukushima&lt;/placeName&gt; , le Japon a effectué un recueillement national afin de ne pas oublier.</text:p>
          </table:table-cell>
          <table:table-cell office:value-type="string" calcext:value-type="string">
            <text:p>Accident nucléaire de Fukushima ORG</text:p>
            <text:p>Japon LOC</text:p>
          </table:table-cell>
        </table:table-row>
        <table:table-row table:style-name="ro5">
          <table:table-cell office:value-type="string" calcext:value-type="string">
            <text:p>[...] La nouvelle flèche que nous avons dans notre carquois, c'est notre capacité à développer du hardware et du software simultanément » &lt;ref type="bibl"&gt;[1]&lt;/ref&gt; , a-t-il expliqué par la suite.&lt;/s&gt; </text:p>
          </table:table-cell>
          <table:table-cell/>
        </table:table-row>
        <table:table-row table:style-name="ro5">
          <table:table-cell office:value-type="string" calcext:value-type="string">
            <text:p>&lt;s&gt;Astronomie :&lt;/s&gt; &lt;s&gt;Hubble précise la composition de l'atmosphère d'une exoplanète de la taille de Saturne &lt;date when="2018-03-10"&gt;10 mars 2018&lt;/date&gt; .&lt;/s&gt; </text:p>
          </table:table-cell>
          <table:table-cell office:value-type="string" calcext:value-type="string">
            <text:p>Astronomie LOC</text:p>
            <text:p>Hubble MISC</text:p>
            <text:p>Saturne LOC</text:p>
          </table:table-cell>
        </table:table-row>
        <table:table-row table:style-name="ro7">
          <table:table-cell office:value-type="string" calcext:value-type="string">
            <text:p>&lt;s&gt;SoHO joue un rôle majeur dans la prévision des éruptions solaires ou des éjections de masse coronale, des phénomènes violents où des particules sont projetées à très grande vitesse dans l'espace depuis la couche externe de l'atmosphère solaire.&lt;/s&gt; </text:p>
          </table:table-cell>
          <table:table-cell office:value-type="string" calcext:value-type="string">
            <text:p>SoHO MISC</text:p>
            <text:p>Espace LOC</text:p>
          </table:table-cell>
        </table:table-row>
        <table:table-row table:style-name="ro6">
          <table:table-cell office:value-type="string" calcext:value-type="string">
            <text:p>&lt;s&gt;&lt;time&gt;Dans la matinée&lt;/time&gt;, à Carcassonne, il a volé une voiture, ayant tué un passager et blessé le conducteur.&lt;/s&gt; </text:p>
          </table:table-cell>
          <table:table-cell office:value-type="string" calcext:value-type="string">
            <text:p>Carcassonne LOC</text:p>
          </table:table-cell>
        </table:table-row>
        <table:table-row table:style-name="ro6">
          <table:table-cell office:value-type="string" calcext:value-type="string">
            <text:p><text:s/>&lt;s&gt;Un bricolage couronné de succès : l'astromobile témoin a pu de nouveau creuser.</text:p>
          </table:table-cell>
          <table:table-cell/>
        </table:table-row>
        <table:table-row table:style-name="ro5">
          <table:table-cell office:value-type="string" calcext:value-type="string">
            <text:p>&lt;org.ent&gt;Le groupe &lt;name&gt;Bolloré&lt;name&gt;&lt;org.ent&gt; (Canal+) y voit une volonté de discrimination à l'encontre des téléspectateurs selon leur mode de réception.&lt;/s&gt;</text:p>
          </table:table-cell>
          <table:table-cell office:value-type="string" calcext:value-type="string">
            <text:p>Bolloré LOC</text:p>
            <text:p>Canal+ ORG</text:p>
          </table:table-cell>
        </table:table-row>
        <table:table-row table:style-name="ro5">
          <table:table-cell office:value-type="string" calcext:value-type="string">
            <text:p>&lt;s&gt;&lt;placeName&gt;États-Unis&lt;/placeName&gt; : prise d'otage en Californie dans une maison de retraite &lt;date when="2018-03-10"&gt;10 mars 2018&lt;/date&gt; .&lt;/s&gt;</text:p>
          </table:table-cell>
          <table:table-cell office:value-type="string" calcext:value-type="string">
            <text:p>Etats-Unis LOC</text:p>
            <text:p>Californie LOC</text:p>
          </table:table-cell>
        </table:table-row>
        <table:table-row table:style-name="ro6">
          <table:table-cell office:value-type="string" calcext:value-type="string">
            <text:p>&lt;s&gt;&lt;event&gt;Jeux&lt;/event&gt; Paralympiques : un Suisse médaillé d'or &lt;date when="2018-03-10"&gt;10 mars 2018&lt;/date&gt; .&lt;/s&gt;</text:p>
          </table:table-cell>
          <table:table-cell office:value-type="string" calcext:value-type="string">
            <text:p>Jeux Paralympiques MISC</text:p>
          </table:table-cell>
        </table:table-row>
        <table:table-row table:style-name="ro5">
          <table:table-cell office:value-type="string" calcext:value-type="string">
            <text:p>&lt;s&gt;Espace : la station spatiale chinoise Tiangong-1 retombera sur &lt;geogFeat&gt;Terre&lt;/geogFeat&gt; &lt;offset&gt;début&lt;/offset&gt; &lt;date when="-04-"&gt;avril&lt;/date&gt; Page actualisée :&lt;/s&gt; </text:p>
          </table:table-cell>
          <table:table-cell office:value-type="string" calcext:value-type="string">
            <text:p>Tiangong-1 MISC</text:p>
            <text:p>Terre LOC</text:p>
            <text:p>Page PER</text:p>
          </table:table-cell>
        </table:table-row>
        <table:table-row table:style-name="ro5">
          <table:table-cell office:value-type="string" calcext:value-type="string">
            <text:p><text:s/>&lt;s&gt;&lt;date when="2018-03-04"&gt;4 mars 2018&lt;/date&gt; — « Espace : la station spatiale chinoise Tiangong-1 est tombée dans le Pacifique » &lt;date when="2018-03-14"&gt;14 mars 2018&lt;/date&gt; .&lt;/s&gt;</text:p>
          </table:table-cell>
          <table:table-cell office:value-type="string" calcext:value-type="string">
            <text:p>Tiangong-1 MISC</text:p>
            <text:p>Espace : la station spatiale chinoise Tiangong-1 MISC</text:p>
          </table:table-cell>
        </table:table-row>
        <table:table-row table:style-name="ro7">
          <table:table-cell office:value-type="string" calcext:value-type="string">
            <text:p>&lt;s&gt;Il reste cependant un dernier problème avant de pouvoir reprendre les véritables opérations de recherches : suite à la panne de la foreuse, le mécanisme qui tamise les débris et distribue la poudre de roche aux instruments du robot n'est plus utilisable.&lt;/s&gt;</text:p>
          </table:table-cell>
          <table:table-cell/>
        </table:table-row>
        <table:table-row table:style-name="ro5">
          <table:table-cell office:value-type="string" calcext:value-type="string">
            <text:p>&lt;s&gt;Championnats du monde junior de short-track 2018 : résultats &lt;date when="-03-03"&gt;du 3 mars&lt;/date&gt; &lt;date when="2018-03-03"&gt;3 mars 2018&lt;/date&gt; .&lt;/s&gt;</text:p>
          </table:table-cell>
          <table:table-cell office:value-type="string" calcext:value-type="string">
            <text:p>Championnats du monde junior de short-track 2018 MISC</text:p>
          </table:table-cell>
        </table:table-row>
        <table:table-row table:style-name="ro6">
          <table:table-cell office:value-type="string" calcext:value-type="string">
            <text:p>&lt;s&gt;Les causes de l'accident ne sont pas encore totalement connues.&lt;/s&gt; </text:p>
          </table:table-cell>
          <table:table-cell/>
        </table:table-row>
        <table:table-row table:style-name="ro5">
          <table:table-cell office:value-type="string" calcext:value-type="string">
            <text:p>&lt;s&gt;&lt;placeName&gt;Royaume-Uni&lt;/placeName&gt; : décès du prix Nobel de médecine John Sulston &lt;date when="2018-03-10"&gt;10 mars 2018&lt;/date&gt; .&lt;/s&gt; </text:p>
          </table:table-cell>
          <table:table-cell office:value-type="string" calcext:value-type="string">
            <text:p>Royaume-Uni LOC</text:p>
            <text:p>Prix nobel de médecine MISC</text:p>
            <text:p>John Sulston PER</text:p>
          </table:table-cell>
        </table:table-row>
        <table:table-row table:style-name="ro6">
          <table:table-cell office:value-type="string" calcext:value-type="string">
            <text:p>&lt;s&gt;Il devrait être de retour en Suisse &lt;date when="2018-03-20"&gt;le 20 mars 2018&lt;/date&gt;.</text:p>
          </table:table-cell>
          <table:table-cell office:value-type="string" calcext:value-type="string">
            <text:p>Suisse LOC</text:p>
          </table:table-cell>
        </table:table-row>
        <table:table-row table:style-name="ro6">
          <table:table-cell office:value-type="string" calcext:value-type="string">
            <text:p>– Une prise d’otage a fait plusieurs morts dont le suspect dans une maison de retraite réservée aux anciens combattants.&lt;/s&gt;</text:p>
          </table:table-cell>
          <table:table-cell/>
        </table:table-row>
        <table:table-row table:style-name="ro6">
          <table:table-cell office:value-type="string" calcext:value-type="string">
            <text:p>&lt;s&gt;Un forage d'une profondeur toutefois insuffisante pour prélever des échantillons, mais qui redonne espoir aux scientifiques.</text:p>
          </table:table-cell>
          <table:table-cell/>
        </table:table-row>
        <table:table-row table:style-name="ro5">
          <table:table-cell office:value-type="string" calcext:value-type="string">
            <text:p>– &lt;date when="2018-03-02"&gt;Le vendredi 2 mars 2018&lt;/date&gt;, deux attaques coordonnées jihadistes par armes à feu ont eu lieu dans le centre de Ouagadougou , la capitale du Burkina-Faso .&lt;/s&gt; </text:p>
          </table:table-cell>
          <table:table-cell office:value-type="string" calcext:value-type="string">
            <text:p>Ouagadougou LOC</text:p>
            <text:p>Burkina LOC</text:p>
            <text:p>Faso PER</text:p>
          </table:table-cell>
        </table:table-row>
        <table:table-row table:style-name="ro5">
          <table:table-cell office:value-type="string" calcext:value-type="string">
            <text:p>&lt;s&gt;Pour autant, le communiqué explique que le premier jeu continuera de recevoir plusieurs mises &lt;date&gt;à &lt;unit&gt;jour&lt;/unit&gt;&lt;/date&gt;, dont deux majeures.&lt;/s&gt;</text:p>
          </table:table-cell>
          <table:table-cell/>
        </table:table-row>
        <table:table-row table:style-name="ro6">
          <table:table-cell office:value-type="string" calcext:value-type="string">
            <text:p>&lt;s&gt;De plus, des problèmes sur les réacteurs ont retardé davantage la planification.&lt;/s&gt;</text:p>
          </table:table-cell>
          <table:table-cell/>
        </table:table-row>
        <table:table-row table:style-name="ro5">
          <table:table-cell office:value-type="string" calcext:value-type="string">
            <text:p>&lt;s&gt;Il était connu pour avoir animé des contages de chansons pour Sesame Street en collaboration avec la musique de Turk Murphy et les paroles de Donald Hadley .&lt;/s&gt; </text:p>
          </table:table-cell>
          <table:table-cell office:value-type="string" calcext:value-type="string">
            <text:p>Sesame Street LOC</text:p>
            <text:p>Turk Murphy MISC</text:p>
            <text:p>Donald Hadley PER</text:p>
          </table:table-cell>
        </table:table-row>
        <table:table-row table:style-name="ro5">
          <table:table-cell office:value-type="string" calcext:value-type="string">
            <text:p>&lt;s&gt;&lt;date when="1998--"&gt;En 1998&lt;/date&gt;, il la vend à LVMH - Moët Hennessy Louis Vuitton , mais il en reste directeur artistique.&lt;/s&gt; </text:p>
          </table:table-cell>
          <table:table-cell office:value-type="string" calcext:value-type="string">
            <text:p>LVMH ORG</text:p>
            <text:p>Moët Hennessy PER</text:p>
            <text:p>Louis Vuitton PER</text:p>
          </table:table-cell>
        </table:table-row>
        <table:table-row table:style-name="ro7">
          <table:table-cell office:value-type="string" calcext:value-type="string">
            <text:p>&lt;s&gt;Il faut donc &lt;measure type="duration" quantity="22" unit="ans"&gt;22 ans&lt;/measure&gt; pour qu'elle retrouve son orientation initiale, et l'observation de cet intervalle apportera de précieuses informations aux scientifiques.&lt;/s&gt;</text:p>
          </table:table-cell>
          <table:table-cell/>
        </table:table-row>
        <table:table-row table:style-name="ro5">
          <table:table-cell office:value-type="string" calcext:value-type="string">
            <text:p>&lt;s&gt;France : le Front National a dévoilé son nouveau nom &lt;date type="adverb"&gt;aujourd'hui&lt;/date&gt; &lt;date when="2018-03-11"&gt;11 mars 2018&lt;/date&gt; .&lt;/s&gt;</text:p>
          </table:table-cell>
          <table:table-cell office:value-type="string" calcext:value-type="string">
            <text:p>Front National ORG</text:p>
          </table:table-cell>
        </table:table-row>
        <table:table-row table:style-name="ro5">
          <table:table-cell office:value-type="string" calcext:value-type="string">
            <text:p>&lt;s&gt;Si la méthode fonctionne sur &lt;geogFeat&gt;Terre&lt;/geogFeat&gt;, les résultats sur Mars sont plus hypothétiques, la gravité et la pression atmosphérique y étant bien plus faibles.&lt;/s&gt; </text:p>
          </table:table-cell>
          <table:table-cell office:value-type="string" calcext:value-type="string">
            <text:p>Terre LOC</text:p>
            <text:p>Mars LOC</text:p>
          </table:table-cell>
        </table:table-row>
        <table:table-row table:style-name="ro1">
          <table:table-cell office:value-type="string" calcext:value-type="string">
            <text:p>&lt;s&gt;C'est donc une sorte de bonne nouvelle.&lt;/s&gt; </text:p>
          </table:table-cell>
          <table:table-cell/>
        </table:table-row>
        <table:table-row table:style-name="ro6">
          <table:table-cell office:value-type="string" calcext:value-type="string">
            <text:p>&lt;s&gt;Un nouveau revers pour l'ambitieux télescope spatial James Webb , qui a déjà rencontré quelques difficultés.&lt;/s&gt;</text:p>
          </table:table-cell>
          <table:table-cell office:value-type="string" calcext:value-type="string">
            <text:p>James Webb MISC</text:p>
          </table:table-cell>
        </table:table-row>
        <table:table-row table:style-name="ro5">
          <table:table-cell office:value-type="string" calcext:value-type="string">
            <text:p>&lt;s&gt;Le reste - probablement les moteurs - risquent de toucher le sol... ou sombrer dans l'&lt;geogFeat type="sea"&gt;océan&lt;/geogFeat&gt; (qui recouvre 70 % de la &lt;geogFeat&gt;surface&lt;/geogFeat&gt; du globe).&lt;/s&gt; </text:p>
          </table:table-cell>
          <table:table-cell/>
        </table:table-row>
        <table:table-row table:style-name="ro6">
          <table:table-cell office:value-type="string" calcext:value-type="string">
            <text:p>&lt;s&gt;Certains patineurs présents ont participé &lt;date&gt;le mois précédent&lt;/date&gt; aux &lt;event&gt;Jeux olympiques&lt;/event&gt;.&lt;/s&gt;</text:p>
          </table:table-cell>
          <table:table-cell office:value-type="string" calcext:value-type="string">
            <text:p>Jeux olympiques MISC</text:p>
          </table:table-cell>
        </table:table-row>
        <table:table-row table:style-name="ro1">
          <table:table-cell office:value-type="string" calcext:value-type="string">
            <text:p>&lt;s&gt;Espagne :&lt;/s&gt;</text:p>
          </table:table-cell>
          <table:table-cell/>
        </table:table-row>
        <table:table-row table:style-name="ro6">
          <table:table-cell office:value-type="string" calcext:value-type="string">
            <text:p>&lt;s&gt;Grève générale inédite pour les femmes &lt;date when="2018-03-08"&gt;8 mars 2018&lt;/date&gt; .&lt;/s&gt; </text:p>
          </table:table-cell>
          <table:table-cell office:value-type="string" calcext:value-type="string">
            <text:p>Grève LOC</text:p>
          </table:table-cell>
        </table:table-row>
        <table:table-row table:style-name="ro7">
          <table:table-cell office:value-type="string" calcext:value-type="string">
            <text:p>&lt;s&gt;Les sources sécuritaires interrogés par l' AFP avaient fait état d'abord d'au moins 28 personnes mortes et plus que 80 blessées au total suite à l'attaque contre l'état-major des &lt;org type="army"&gt;armées&lt;/org&gt;.&lt;/s&gt;</text:p>
          </table:table-cell>
          <table:table-cell office:value-type="string" calcext:value-type="string">
            <text:p>AFP ORG</text:p>
          </table:table-cell>
        </table:table-row>
        <table:table-row table:style-name="ro1" table:number-rows-repeated="104852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4:09:22.376629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1:52:49.752329481</meta:creation-date>
    <dc:date>2021-03-17T15:46:51.013266447</dc:date>
    <meta:editing-duration>PT6M9S</meta:editing-duration>
    <meta:editing-cycles>2</meta:editing-cycles>
    <meta:generator>LibreOffice/7.0.4.2$Linux_X86_64 LibreOffice_project/00$Build-2</meta:generator>
    <meta:document-statistic meta:table-count="1" meta:cell-count="79" meta:object-count="0"/>
  </office:meta>
</office:document-meta>
</file>